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17.2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79.74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102.1pt"/>
    </style:style>
    <style:style style:name="co13" style:family="table-column">
      <style:table-column-properties fo:break-before="auto" style:column-width="85.15pt"/>
    </style:style>
    <style:style style:name="co14" style:family="table-column">
      <style:table-column-properties fo:break-before="auto" style:column-width="74.35pt"/>
    </style:style>
    <style:style style:name="co15" style:family="table-column">
      <style:table-column-properties fo:break-before="auto" style:column-width="122.2pt"/>
    </style:style>
    <style:style style:name="co16" style:family="table-column">
      <style:table-column-properties fo:break-before="auto" style:column-width="71.26pt"/>
    </style:style>
    <style:style style:name="co17" style:family="table-column">
      <style:table-column-properties fo:break-before="auto" style:column-width="396.26pt"/>
    </style:style>
    <style:style style:name="co18" style:family="table-column">
      <style:table-column-properties fo:break-before="auto" style:column-width="243.41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61">
      <style:text-properties style:text-position="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61"/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Timing_test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CBS</text:p>
          </table:table-cell>
          <table:table-cell table:style-name="Default" office:value-type="string" calcext:value-type="string">
            <text:p>success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_delay</text:p>
          </table:table-cell>
          <table:table-cell office:value-type="string" calcext:value-type="string">
            <text:p>num_trials</text:p>
          </table:table-cell>
          <table:table-cell office:value-type="string" calcext:value-type="string">
            <text:p>num_agents</text:p>
          </table:table-cell>
          <table:table-cell office:value-type="string" calcext:value-type="string">
            <text:p>cbs_time_steps</text:p>
          </table:table-cell>
          <table:table-cell office:value-type="string" calcext:value-type="string">
            <text:p>num_nodes</text:p>
          </table:table-cell>
          <table:table-cell office:value-type="string" calcext:value-type="string">
            <text:p>num_edges</text:p>
          </table:table-cell>
          <table:table-cell office:value-type="string" calcext:value-type="string">
            <text:p>solving_time</text:p>
          </table:table-cell>
          <table:table-cell office:value-type="string" calcext:value-type="string">
            <text:p>counting_time</text:p>
          </table:table-cell>
          <table:table-cell office:value-type="string" calcext:value-type="string">
            <text:p>time_spent_on_astar</text:p>
          </table:table-cell>
          <table:table-cell office:value-type="string" calcext:value-type="string">
            <text:p>num_interactions</text:p>
          </table:table-cell>
          <table:table-cell office:value-type="string" calcext:value-type="string">
            <text:p>num_iterations</text:p>
          </table:table-cell>
          <table:table-cell office:value-type="string" calcext:value-type="string">
            <text:p>solution_cost</text:p>
          </table:table-cell>
          <table:table-cell office:value-type="string" calcext:value-type="string">
            <text:p>global_cp</text:p>
          </table:table-cell>
          <table:table-cell office:value-type="string" calcext:value-type="string">
            <text:p>conflict_counts_locally</text:p>
          </table:table-cell>
          <table:table-cell office:value-type="string" calcext:value-type="string">
            <text:p>probability_error</text:p>
          </table:table-cell>
        </table:table-row>
        <table:table-row table:style-name="ro1">
          <table:table-cell office:value-type="string" calcext:value-type="string">
            <text:p>Timing_test_10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6.028037988" calcext:value-type="float">
            <text:p>6.028037988</text:p>
          </table:table-cell>
          <table:table-cell office:value-type="float" office:value="1.785517211" calcext:value-type="float">
            <text:p>1.785517211</text:p>
          </table:table-cell>
          <table:table-cell office:value-type="float" office:value="0.415369694" calcext:value-type="float">
            <text:p>0.415369694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0.23758067226427" calcext:value-type="float">
            <text:p>0.2375806723</text:p>
          </table:table-cell>
          <table:table-cell office:value-type="string" calcext:value-type="string">
            <text:p>[2.0, 4.0, 4.0, 81.0, 2.0, 4.0, 108.0, 100.0, 110.0, 36.0, 24.0, 4.0, 2.0, 48.0, 2.0]</text:p>
          </table:table-cell>
          <table:table-cell office:value-type="string" calcext:value-type="string">
            <text:p>(0.026432244837522347, 0.0414179211230601)</text:p>
          </table:table-cell>
        </table:table-row>
        <table:table-row table:style-name="ro1">
          <table:table-cell office:value-type="string" calcext:value-type="string">
            <text:p>Timing_test_10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15.333324422" calcext:value-type="float">
            <text:p>15.333324422</text:p>
          </table:table-cell>
          <table:table-cell office:value-type="float" office:value="5.263857958" calcext:value-type="float">
            <text:p>5.263857958</text:p>
          </table:table-cell>
          <table:table-cell office:value-type="float" office:value="0.316491639" calcext:value-type="float">
            <text:p>0.31649163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0.426133867698209" calcext:value-type="float">
            <text:p>0.4261338677</text:p>
          </table:table-cell>
          <table:table-cell office:value-type="string" calcext:value-type="string">
            <text:p>[380.0, 110.0, 115.0, 40.0, 4.0, 25.0, 87.0, 67.0, 26.0, 24.0, 13.0, 82.0, 56.0, 3.0, 24.0]</text:p>
          </table:table-cell>
          <table:table-cell office:value-type="string" calcext:value-type="string">
            <text:p>(0.03681164392945847, 0.05434584272870174)</text:p>
          </table:table-cell>
        </table:table-row>
        <table:table-row table:style-name="ro1">
          <table:table-cell office:value-type="string" calcext:value-type="string">
            <text:p>Timing_test_10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6.046413626" calcext:value-type="float">
            <text:p>6.046413626</text:p>
          </table:table-cell>
          <table:table-cell office:value-type="float" office:value="1.996472256" calcext:value-type="float">
            <text:p>1.996472256</text:p>
          </table:table-cell>
          <table:table-cell office:value-type="float" office:value="0.125045433" calcext:value-type="float">
            <text:p>0.125045433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0.191417702133077" calcext:value-type="float">
            <text:p>0.1914177021</text:p>
          </table:table-cell>
          <table:table-cell office:value-type="string" calcext:value-type="string">
            <text:p>[98.0, 76.0, 133.0, 9.0, 95.0, 3.0]</text:p>
          </table:table-cell>
          <table:table-cell office:value-type="string" calcext:value-type="string">
            <text:p>(0.0380329957039025, 0.07158662862234079)</text:p>
          </table:table-cell>
        </table:table-row>
        <table:table-row table:style-name="ro1">
          <table:table-cell office:value-type="string" calcext:value-type="string">
            <text:p>Timing_test_10_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3.107892156" calcext:value-type="float">
            <text:p>3.107892156</text:p>
          </table:table-cell>
          <table:table-cell office:value-type="float" office:value="0.994556781" calcext:value-type="float">
            <text:p>0.994556781</text:p>
          </table:table-cell>
          <table:table-cell office:value-type="float" office:value="0.075605847" calcext:value-type="float">
            <text:p>0.07560584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0.211577244693884" calcext:value-type="float">
            <text:p>0.2115772447</text:p>
          </table:table-cell>
          <table:table-cell office:value-type="string" calcext:value-type="string">
            <text:p>[38.0, 66.0, 84.0, 91.0, 35.0, 96.0, 27.0, 8.0, 22.0]</text:p>
          </table:table-cell>
          <table:table-cell office:value-type="string" calcext:value-type="string">
            <text:p>(0.015394029519100952, 0.017714000946938018)</text:p>
          </table:table-cell>
        </table:table-row>
        <table:table-row table:style-name="ro1">
          <table:table-cell office:value-type="string" calcext:value-type="string">
            <text:p>Timing_test_10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4.795210845" calcext:value-type="float">
            <text:p>4.795210845</text:p>
          </table:table-cell>
          <table:table-cell office:value-type="float" office:value="1.920414119" calcext:value-type="float">
            <text:p>1.920414119</text:p>
          </table:table-cell>
          <table:table-cell office:value-type="float" office:value="0.13563476" calcext:value-type="float">
            <text:p>0.13563476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0.385910381991414" calcext:value-type="float">
            <text:p>0.385910382</text:p>
          </table:table-cell>
          <table:table-cell office:value-type="string" calcext:value-type="string">
            <text:p>[77.0, 137.0, 115.0, 109.0, 99.0, 92.0, 80.0, 6.0, 65.0, 59.0, 23.0, 6.0, 36.0, 42.0, 7.0]</text:p>
          </table:table-cell>
          <table:table-cell office:value-type="string" calcext:value-type="string">
            <text:p>(0.03991990768123983, 0.05313594969494562)</text:p>
          </table:table-cell>
        </table:table-row>
        <table:table-row table:style-name="ro1">
          <table:table-cell office:value-type="string" calcext:value-type="string">
            <text:p>Timing_test_10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10.065221097" calcext:value-type="float">
            <text:p>10.065221097</text:p>
          </table:table-cell>
          <table:table-cell office:value-type="float" office:value="3.561336494" calcext:value-type="float">
            <text:p>3.561336494</text:p>
          </table:table-cell>
          <table:table-cell office:value-type="float" office:value="0.281959954" calcext:value-type="float">
            <text:p>0.28195995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0.060382850402285" calcext:value-type="float">
            <text:p>0.0603828504</text:p>
          </table:table-cell>
          <table:table-cell office:value-type="string" calcext:value-type="string">
            <text:p>[4.0, 8.0, 2.0, 99.0, 4.0, 5.0]</text:p>
          </table:table-cell>
          <table:table-cell office:value-type="string" calcext:value-type="string">
            <text:p>(0.005822690737277624, 0.008104884752894927)</text:p>
          </table:table-cell>
        </table:table-row>
        <table:table-row table:style-name="ro1">
          <table:table-cell office:value-type="string" calcext:value-type="string">
            <text:p>Timing_test_10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18.214768861" calcext:value-type="float">
            <text:p>18.214768861</text:p>
          </table:table-cell>
          <table:table-cell office:value-type="float" office:value="6.583255083" calcext:value-type="float">
            <text:p>6.583255083</text:p>
          </table:table-cell>
          <table:table-cell office:value-type="float" office:value="0.414700687" calcext:value-type="float">
            <text:p>0.414700687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0.0834462677131869" calcext:value-type="float">
            <text:p>0.0834462677</text:p>
          </table:table-cell>
          <table:table-cell office:value-type="string" calcext:value-type="string">
            <text:p>[70.0, 7.0, 5.0, 2.0, 3.0, 60.0, 16.0, 5.0, 4.0]</text:p>
          </table:table-cell>
          <table:table-cell office:value-type="string" calcext:value-type="string">
            <text:p>(0.01024046110997904, 0.015052003230757014)</text:p>
          </table:table-cell>
        </table:table-row>
        <table:table-row table:style-name="ro1">
          <table:table-cell office:value-type="string" calcext:value-type="string">
            <text:p>Timing_test_10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229.663923356" calcext:value-type="float">
            <text:p>229.663923356</text:p>
          </table:table-cell>
          <table:table-cell office:value-type="float" office:value="83.665416746" calcext:value-type="float">
            <text:p>83.665416746</text:p>
          </table:table-cell>
          <table:table-cell office:value-type="float" office:value="6.809228975" calcext:value-type="float">
            <text:p>6.809228975</text:p>
          </table:table-cell>
          <table:table-cell office:value-type="float" office:value="61" calcext:value-type="float">
            <text:p>61</text:p>
          </table:table-cell>
          <table:table-cell office:value-type="float" office:value="606" calcext:value-type="float">
            <text:p>606</text:p>
          </table:table-cell>
          <table:table-cell office:value-type="float" office:value="72" calcext:value-type="float">
            <text:p>72</text:p>
          </table:table-cell>
          <table:table-cell office:value-type="float" office:value="0.0109493770629114" calcext:value-type="float">
            <text:p>0.0109493771</text:p>
          </table:table-cell>
          <table:table-cell office:value-type="string" calcext:value-type="string">
            <text:p>[2.0, 3.0, 4.0, 4.0, 2.0, 5.0, 2.0]</text:p>
          </table:table-cell>
          <table:table-cell office:value-type="string" calcext:value-type="string">
            <text:p>(0.005726240253925824, 0.014089031435055882)</text:p>
          </table:table-cell>
        </table:table-row>
        <table:table-row table:style-name="ro1">
          <table:table-cell office:value-type="string" calcext:value-type="string">
            <text:p>Timing_test_1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3473.634283728" calcext:value-type="float">
            <text:p>3473.634283728</text:p>
          </table:table-cell>
          <table:table-cell office:value-type="float" office:value="1103.885321615" calcext:value-type="float">
            <text:p>1103.885321615</text:p>
          </table:table-cell>
          <table:table-cell office:value-type="float" office:value="50.6797424589998" calcext:value-type="float">
            <text:p>50.679742459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string" calcext:value-type="string">
            <text:p>Timing_test_1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3560.522407065" calcext:value-type="float">
            <text:p>3560.522407065</text:p>
          </table:table-cell>
          <table:table-cell office:value-type="float" office:value="1183.827855669" calcext:value-type="float">
            <text:p>1183.827855669</text:p>
          </table:table-cell>
          <table:table-cell office:value-type="float" office:value="51.6612902660001" calcext:value-type="float">
            <text:p>51.661290266</text:p>
          </table:table-cell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string" calcext:value-type="string">
            <text:p>Timing_test_10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57.59423045" calcext:value-type="float">
            <text:p>57.59423045</text:p>
          </table:table-cell>
          <table:table-cell office:value-type="float" office:value="20.016914533" calcext:value-type="float">
            <text:p>20.016914533</text:p>
          </table:table-cell>
          <table:table-cell office:value-type="float" office:value="1.479000948" calcext:value-type="float">
            <text:p>1.479000948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76" calcext:value-type="float">
            <text:p>76</text:p>
          </table:table-cell>
          <table:table-cell office:value-type="float" office:value="0.287270625935395" calcext:value-type="float">
            <text:p>0.2872706259</text:p>
          </table:table-cell>
          <table:table-cell office:value-type="string" calcext:value-type="string">
            <text:p>[121.0, 127.0, 43.0, 13.0, 75.0, 72.0, 48.0, 21.0, 86.0, 5.0, 16.0, 36.0]</text:p>
          </table:table-cell>
          <table:table-cell office:value-type="string" calcext:value-type="string">
            <text:p>(0.031537978800727264, 0.04981666452374045)</text:p>
          </table:table-cell>
        </table:table-row>
        <table:table-row table:style-name="ro1">
          <table:table-cell office:value-type="string" calcext:value-type="string">
            <text:p>Timing_test_10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85.767392549" calcext:value-type="float">
            <text:p>85.767392549</text:p>
          </table:table-cell>
          <table:table-cell office:value-type="float" office:value="30.108696465" calcext:value-type="float">
            <text:p>30.108696465</text:p>
          </table:table-cell>
          <table:table-cell office:value-type="float" office:value="2.163883293" calcext:value-type="float">
            <text:p>2.163883293</text:p>
          </table:table-cell>
          <table:table-cell office:value-type="float" office:value="43" calcext:value-type="float">
            <text:p>43</text:p>
          </table:table-cell>
          <table:table-cell office:value-type="float" office:value="247" calcext:value-type="float">
            <text:p>247</text:p>
          </table:table-cell>
          <table:table-cell office:value-type="float" office:value="77" calcext:value-type="float">
            <text:p>77</text:p>
          </table:table-cell>
          <table:table-cell office:value-type="float" office:value="0.126433398546381" calcext:value-type="float">
            <text:p>0.1264333985</text:p>
          </table:table-cell>
          <table:table-cell office:value-type="string" calcext:value-type="string">
            <text:p>[69.0, 64.0, 85.0, 11.0, 13.0, 24.0]</text:p>
          </table:table-cell>
          <table:table-cell office:value-type="string" calcext:value-type="string">
            <text:p>(0.05291974444952199, 0.06765189119890312)</text:p>
          </table:table-cell>
        </table:table-row>
        <table:table-row table:style-name="ro1">
          <table:table-cell office:value-type="string" calcext:value-type="string">
            <text:p>Timing_test_1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4011.674758986" calcext:value-type="float">
            <text:p>4011.674758986</text:p>
          </table:table-cell>
          <table:table-cell office:value-type="float" office:value="1543.547561145" calcext:value-type="float">
            <text:p>1543.547561145</text:p>
          </table:table-cell>
          <table:table-cell office:value-type="float" office:value="164.445811616" calcext:value-type="float">
            <text:p>164.445811616</text:p>
          </table:table-cell>
          <table:table-cell office:value-type="float" office:value="43" calcext:value-type="float">
            <text:p>43</text:p>
          </table:table-cell>
          <table:table-cell office:value-type="float" office:value="10000" calcext:value-type="float">
            <text:p>10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string" calcext:value-type="string">
            <text:p>Timing_test_1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3756.679853272" calcext:value-type="float">
            <text:p>3756.679853272</text:p>
          </table:table-cell>
          <table:table-cell office:value-type="float" office:value="1363.42017281699" calcext:value-type="float">
            <text:p>1363.420172817</text:p>
          </table:table-cell>
          <table:table-cell office:value-type="float" office:value="75.61161395" calcext:value-type="float">
            <text:p>75.61161395</text:p>
          </table:table-cell>
          <table:table-cell office:value-type="float" office:value="43" calcext:value-type="float">
            <text:p>43</text:p>
          </table:table-cell>
          <table:table-cell office:value-type="float" office:value="10000" calcext:value-type="float">
            <text:p>10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string" calcext:value-type="string">
            <text:p>Timing_test_1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3681.423690481" calcext:value-type="float">
            <text:p>3681.423690481</text:p>
          </table:table-cell>
          <table:table-cell office:value-type="float" office:value="1258.643869887" calcext:value-type="float">
            <text:p>1258.643869887</text:p>
          </table:table-cell>
          <table:table-cell office:value-type="float" office:value="98.4116388320004" calcext:value-type="float">
            <text:p>98.411638832</text:p>
          </table:table-cell>
          <table:table-cell office:value-type="float" office:value="43" calcext:value-type="float">
            <text:p>43</text:p>
          </table:table-cell>
          <table:table-cell office:value-type="float" office:value="10000" calcext:value-type="float">
            <text:p>10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string" calcext:value-type="string">
            <text:p>Timing_test_10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6.027422407" calcext:value-type="float">
            <text:p>6.027422407</text:p>
          </table:table-cell>
          <table:table-cell office:value-type="float" office:value="2.397848342" calcext:value-type="float">
            <text:p>2.397848342</text:p>
          </table:table-cell>
          <table:table-cell office:value-type="float" office:value="0.145967138" calcext:value-type="float">
            <text:p>0.145967138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0.0750114145" calcext:value-type="float">
            <text:p>0.0750114145</text:p>
          </table:table-cell>
          <table:table-cell office:value-type="string" calcext:value-type="string">
            <text:p>[82.0, 69.0, 2.0]</text:p>
          </table:table-cell>
          <table:table-cell office:value-type="string" calcext:value-type="string">
            <text:p>(0.004166093978824509, 0.003809520627471428)</text:p>
          </table:table-cell>
        </table:table-row>
        <table:table-row table:style-name="ro1">
          <table:table-cell office:value-type="string" calcext:value-type="string">
            <text:p>Timing_test_10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7.395781768" calcext:value-type="float">
            <text:p>7.395781768</text:p>
          </table:table-cell>
          <table:table-cell office:value-type="float" office:value="3.034770196" calcext:value-type="float">
            <text:p>3.034770196</text:p>
          </table:table-cell>
          <table:table-cell office:value-type="float" office:value="0.172681824" calcext:value-type="float">
            <text:p>0.172681824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0.0660418930000001" calcext:value-type="float">
            <text:p>0.066041893</text:p>
          </table:table-cell>
          <table:table-cell office:value-type="string" calcext:value-type="string">
            <text:p>[94.0, 38.0, 2.0]</text:p>
          </table:table-cell>
          <table:table-cell office:value-type="string" calcext:value-type="string">
            <text:p>(0.0011366784441541342, 0.0008550720987330019)</text:p>
          </table:table-cell>
        </table:table-row>
        <table:table-row table:style-name="ro1">
          <table:table-cell office:value-type="string" calcext:value-type="string">
            <text:p>Timing_test_10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26.407926724" calcext:value-type="float">
            <text:p>26.407926724</text:p>
          </table:table-cell>
          <table:table-cell office:value-type="float" office:value="9.762546604" calcext:value-type="float">
            <text:p>9.762546604</text:p>
          </table:table-cell>
          <table:table-cell office:value-type="float" office:value="0.8065365" calcext:value-type="float">
            <text:p>0.806536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string" calcext:value-type="string">
            <text:p>Timing_test_10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31.336873806" calcext:value-type="float">
            <text:p>31.336873806</text:p>
          </table:table-cell>
          <table:table-cell office:value-type="float" office:value="11.321845193" calcext:value-type="float">
            <text:p>11.321845193</text:p>
          </table:table-cell>
          <table:table-cell office:value-type="float" office:value="0.926754251" calcext:value-type="float">
            <text:p>0.926754251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0.0149527499999999" calcext:value-type="float">
            <text:p>0.01495275</text:p>
          </table:table-cell>
          <table:table-cell office:value-type="string" calcext:value-type="string">
            <text:p>[21.0, 9.0]</text:p>
          </table:table-cell>
          <table:table-cell office:value-type="string" calcext:value-type="string">
            <text:p>(0.007223780603852337, 0.004549004581160431)</text:p>
          </table:table-cell>
        </table:table-row>
        <table:table-row table:style-name="ro1">
          <table:table-cell office:value-type="string" calcext:value-type="string">
            <text:p>Timing_test_10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41.524267629" calcext:value-type="float">
            <text:p>41.524267629</text:p>
          </table:table-cell>
          <table:table-cell office:value-type="float" office:value="14.839573429" calcext:value-type="float">
            <text:p>14.839573429</text:p>
          </table:table-cell>
          <table:table-cell office:value-type="float" office:value="1.335775531" calcext:value-type="float">
            <text:p>1.335775531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string" calcext:value-type="string">
            <text:p>Timing_test_10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17.72903264" calcext:value-type="float">
            <text:p>17.72903264</text:p>
          </table:table-cell>
          <table:table-cell office:value-type="float" office:value="6.540646072" calcext:value-type="float">
            <text:p>6.540646072</text:p>
          </table:table-cell>
          <table:table-cell office:value-type="float" office:value="0.305349338" calcext:value-type="float">
            <text:p>0.305349338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0.0510299200000001" calcext:value-type="float">
            <text:p>0.05102992</text:p>
          </table:table-cell>
          <table:table-cell office:value-type="string" calcext:value-type="string">
            <text:p>[80.0, 21.0, 2.0]</text:p>
          </table:table-cell>
          <table:table-cell office:value-type="string" calcext:value-type="string">
            <text:p>(0.013064113199130714, 0.021120999222755288)</text:p>
          </table:table-cell>
        </table:table-row>
        <table:table-row table:style-name="ro1">
          <table:table-cell office:value-type="string" calcext:value-type="string">
            <text:p>Timing_test_10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35.143153185" calcext:value-type="float">
            <text:p>35.143153185</text:p>
          </table:table-cell>
          <table:table-cell office:value-type="float" office:value="13.104890081" calcext:value-type="float">
            <text:p>13.104890081</text:p>
          </table:table-cell>
          <table:table-cell office:value-type="float" office:value="0.618934961" calcext:value-type="float">
            <text:p>0.618934961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0.0642046766874998" calcext:value-type="float">
            <text:p>0.0642046767</text:p>
          </table:table-cell>
          <table:table-cell office:value-type="string" calcext:value-type="string">
            <text:p>[100.0, 3.0, 22.0, 5.0]</text:p>
          </table:table-cell>
          <table:table-cell office:value-type="string" calcext:value-type="string">
            <text:p>(0.01831375781640511, 0.020441977299627573)</text:p>
          </table:table-cell>
        </table:table-row>
        <table:table-row table:style-name="ro1">
          <table:table-cell office:value-type="string" calcext:value-type="string">
            <text:p>Timing_test_10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54.121452245" calcext:value-type="float">
            <text:p>54.121452245</text:p>
          </table:table-cell>
          <table:table-cell office:value-type="float" office:value="19.49738101" calcext:value-type="float">
            <text:p>19.49738101</text:p>
          </table:table-cell>
          <table:table-cell office:value-type="float" office:value="1.162672145" calcext:value-type="float">
            <text:p>1.162672145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0.00949999999999995" calcext:value-type="float">
            <text:p>0.0095</text:p>
          </table:table-cell>
          <table:table-cell office:value-type="string" calcext:value-type="string">
            <text:p>[19.0]</text:p>
          </table:table-cell>
          <table:table-cell office:value-type="string" calcext:value-type="string">
            <text:p>(0.00023628199117084123, NaN)</text:p>
          </table:table-cell>
        </table:table-row>
        <table:table-row table:style-name="ro1">
          <table:table-cell office:value-type="string" calcext:value-type="string">
            <text:p>Timing_test_10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31.688462954" calcext:value-type="float">
            <text:p>31.688462954</text:p>
          </table:table-cell>
          <table:table-cell office:value-type="float" office:value="11.114636611" calcext:value-type="float">
            <text:p>11.114636611</text:p>
          </table:table-cell>
          <table:table-cell office:value-type="float" office:value="0.686124258" calcext:value-type="float">
            <text:p>0.686124258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string" calcext:value-type="string">
            <text:p>Timing_test_10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83.936075177" calcext:value-type="float">
            <text:p>83.936075177</text:p>
          </table:table-cell>
          <table:table-cell office:value-type="float" office:value="29.359246779" calcext:value-type="float">
            <text:p>29.359246779</text:p>
          </table:table-cell>
          <table:table-cell office:value-type="float" office:value="2.295294184" calcext:value-type="float">
            <text:p>2.295294184</text:p>
          </table:table-cell>
          <table:table-cell office:value-type="float" office:value="42" calcext:value-type="float">
            <text:p>42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string" calcext:value-type="string">
            <text:p>Timing_test_10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19.110496669" calcext:value-type="float">
            <text:p>19.110496669</text:p>
          </table:table-cell>
          <table:table-cell office:value-type="float" office:value="9.126148861" calcext:value-type="float">
            <text:p>9.126148861</text:p>
          </table:table-cell>
          <table:table-cell office:value-type="float" office:value="0.486034402" calcext:value-type="float">
            <text:p>0.486034402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0.310785131837745" calcext:value-type="float">
            <text:p>0.3107851318</text:p>
          </table:table-cell>
          <table:table-cell office:value-type="string" calcext:value-type="string">
            <text:p>[133.0, 132.0, 75.0, 130.0, 112.0, 2.0, 10.0, 5.0, 34.0, 4.0, 8.0, 25.0, 48.0, 7.0]</text:p>
          </table:table-cell>
          <table:table-cell office:value-type="string" calcext:value-type="string">
            <text:p>(0.03600234835871517, 0.057100888461881806)</text:p>
          </table:table-cell>
        </table:table-row>
        <table:table-row table:style-name="ro1">
          <table:table-cell office:value-type="string" calcext:value-type="string">
            <text:p>Timing_test_10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22.543244984" calcext:value-type="float">
            <text:p>22.543244984</text:p>
          </table:table-cell>
          <table:table-cell office:value-type="float" office:value="10.385420636" calcext:value-type="float">
            <text:p>10.385420636</text:p>
          </table:table-cell>
          <table:table-cell office:value-type="float" office:value="0.54733006" calcext:value-type="float">
            <text:p>0.54733006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0.122677615413044" calcext:value-type="float">
            <text:p>0.1226776154</text:p>
          </table:table-cell>
          <table:table-cell office:value-type="string" calcext:value-type="string">
            <text:p>[98.0, 82.0, 6.0, 3.0, 3.0, 30.0, 35.0]</text:p>
          </table:table-cell>
          <table:table-cell office:value-type="string" calcext:value-type="string">
            <text:p>(0.053644938904053314, 0.07055151479405466)</text:p>
          </table:table-cell>
        </table:table-row>
        <table:table-row table:style-name="ro1">
          <table:table-cell office:value-type="string" calcext:value-type="string">
            <text:p>Timing_test_10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36.582929956" calcext:value-type="float">
            <text:p>36.582929956</text:p>
          </table:table-cell>
          <table:table-cell office:value-type="float" office:value="16.105609463" calcext:value-type="float">
            <text:p>16.105609463</text:p>
          </table:table-cell>
          <table:table-cell office:value-type="float" office:value="0.840302171" calcext:value-type="float">
            <text:p>0.840302171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0.00499474999999994" calcext:value-type="float">
            <text:p>0.00499475</text:p>
          </table:table-cell>
          <table:table-cell office:value-type="string" calcext:value-type="string">
            <text:p>[3.0, 7.0]</text:p>
          </table:table-cell>
          <table:table-cell office:value-type="string" calcext:value-type="string">
            <text:p>(0.00040148552594653517, 8.859740093879134e-5)</text:p>
          </table:table-cell>
        </table:table-row>
        <table:table-row table:style-name="ro1">
          <table:table-cell office:value-type="string" calcext:value-type="string">
            <text:p>Timing_test_1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4986.554715911" calcext:value-type="float">
            <text:p>4986.554715911</text:p>
          </table:table-cell>
          <table:table-cell office:value-type="float" office:value="2440.06688252" calcext:value-type="float">
            <text:p>2440.06688252</text:p>
          </table:table-cell>
          <table:table-cell office:value-type="float" office:value="222.949722023" calcext:value-type="float">
            <text:p>222.949722023</text:p>
          </table:table-cell>
          <table:table-cell office:value-type="float" office:value="95" calcext:value-type="float">
            <text:p>95</text:p>
          </table:table-cell>
          <table:table-cell office:value-type="float" office:value="10000" calcext:value-type="float">
            <text:p>10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office:value-type="string" calcext:value-type="string">
            <text:p>Timing_test_1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4768.027270284" calcext:value-type="float">
            <text:p>4768.027270284</text:p>
          </table:table-cell>
          <table:table-cell office:value-type="float" office:value="2320.454913861" calcext:value-type="float">
            <text:p>2320.454913861</text:p>
          </table:table-cell>
          <table:table-cell office:value-type="float" office:value="117.141390781999" calcext:value-type="float">
            <text:p>117.141390782</text:p>
          </table:table-cell>
          <table:table-cell office:value-type="float" office:value="95" calcext:value-type="float">
            <text:p>95</text:p>
          </table:table-cell>
          <table:table-cell office:value-type="float" office:value="10000" calcext:value-type="float">
            <text:p>10000</text:p>
          </table:table-cell>
          <table:table-cell office:value-type="float" office:value="9.22337203685478E+018" calcext:value-type="float">
            <text:p>9.22337203685478E+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64[]</text:p>
          </table:table-cell>
          <table:table-cell office:value-type="string" calcext:value-type="string">
            <text:p>(NaN, NaN)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Timing_test_10_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1.0476" calcext:value-type="float">
            <text:p>1.0476</text:p>
          </table:table-cell>
          <table:table-cell office:value-type="float" office:value="0.439887" calcext:value-type="float">
            <text:p>0.439887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0.017" calcext:value-type="float">
            <text:p>0.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ing_test_10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21" calcext:value-type="float">
            <text:p>121</text:p>
          </table:table-cell>
          <table:table-cell office:value-type="float" office:value="280" calcext:value-type="float">
            <text:p>280</text:p>
          </table:table-cell>
          <table:table-cell office:value-type="float" office:value="15.333324422" calcext:value-type="float">
            <text:p>15.333324422</text:p>
          </table:table-cell>
          <table:table-cell office:value-type="float" office:value="5.263857958" calcext:value-type="float">
            <text:p>5.263857958</text:p>
          </table:table-cell>
          <table:table-cell office:value-type="float" office:value="0.316491639" calcext:value-type="float">
            <text:p>0.31649163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.426133867698209" calcext:value-type="float">
            <text:p>0.4261338677</text:p>
          </table:table-cell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2">
          <table:table-cell office:value-type="float" office:value="0.050154275" calcext:value-type="float">
            <text:p>0.050154275</text:p>
          </table:table-cell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float" office:value="0.046784647" calcext:value-type="float">
            <text:p>0.046784647</text:p>
          </table:table-cell>
          <table:table-cell/>
          <table:table-cell table:style-name="Default" table:number-columns-repeated="2"/>
          <table:table-cell table:number-columns-repeated="8"/>
          <table:table-cell office:value-type="float" office:value="0.838268164" calcext:value-type="float">
            <text:p>0.838268164</text:p>
          </table:table-cell>
          <table:table-cell/>
          <table:table-cell office:value-type="float" office:value="0.893268709" calcext:value-type="float">
            <text:p>0.893268709</text:p>
          </table:table-cell>
          <table:table-cell table:number-columns-repeated="6"/>
        </table:table-row>
        <table:table-row table:style-name="ro1">
          <table:table-cell table:style-name="ce1" office:value-type="float" office:value="0.000048339" calcext:value-type="float">
            <text:p>4.83E-05</text:p>
          </table:table-cell>
          <table:table-cell/>
          <table:table-cell table:style-name="Default" table:number-columns-repeated="2"/>
          <table:table-cell table:number-columns-repeated="8"/>
          <table:table-cell office:value-type="float" office:value="6.046413626" calcext:value-type="float">
            <text:p>6.046413626</text:p>
          </table:table-cell>
          <table:table-cell/>
          <table:table-cell office:value-type="float" office:value="4.795210845" calcext:value-type="float">
            <text:p>4.79521084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8"/>
          <table:table-cell office:value-type="float" office:value="6.027422407" calcext:value-type="float">
            <text:p>6.027422407</text:p>
          </table:table-cell>
          <table:table-cell/>
          <table:table-cell office:value-type="float" office:value="19.110496669" calcext:value-type="float">
            <text:p>19.11049666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  <table:table-cell office:value-type="float" office:value="7.395781768" calcext:value-type="float">
            <text:p>7.395781768</text:p>
          </table:table-cell>
          <table:table-cell/>
          <table:table-cell office:value-type="float" office:value="22.543244984" calcext:value-type="float">
            <text:p>22.54324498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  <table:table-cell office:value-type="float" office:value="26.407926724" calcext:value-type="float">
            <text:p>26.407926724</text:p>
          </table:table-cell>
          <table:table-cell/>
          <table:table-cell office:value-type="float" office:value="36.582929956" calcext:value-type="float">
            <text:p>36.58292995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  <table:table-cell office:value-type="float" office:value="31.336873806" calcext:value-type="float">
            <text:p>31.336873806</text:p>
          </table:table-cell>
          <table:table-cell/>
          <table:table-cell office:value-type="float" office:value="4986.554715911" calcext:value-type="float">
            <text:p>4986.5547159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  <table:table-cell office:value-type="float" office:value="41.524267629" calcext:value-type="float">
            <text:p>41.524267629</text:p>
          </table:table-cell>
          <table:table-cell/>
          <table:table-cell office:value-type="float" office:value="4768.027270284" calcext:value-type="float">
            <text:p>4768.02727028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12:04:47.284043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12:05:11.025978276</dc:date>
    <meta:editing-duration>PT17M</meta:editing-duration>
    <meta:editing-cycles>2</meta:editing-cycles>
    <meta:generator>LibreOffice/5.1.6.2$Linux_X86_64 LibreOffice_project/10m0$Build-2</meta:generator>
    <meta:document-statistic meta:table-count="1" meta:cell-count="699" meta:object-count="0"/>
  </office:meta>
</office:document-meta>
</file>